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a disposizione dalla libreira di java realtime.</text:p>
      <text:p text:style-name="Text_20_body"/>
      <text:p text:style-name="Text_20_body">Devi fornire una classe util, in costante sviluppo che offre tutta una serie di metodi. Il primo deve permettere di riunire vari log restituendo una stampa di tutti gli eventi in ordine cronologico</text:p>
      <text:p text:style-name="Text_20_body"><text:soft-page-break/>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work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text:soft-page-break/>asimmetrie rispetto all'aggiornamento del campo di una classe.</text:p>
      <text:p text:style-name="Text_20_body"/>
      <text:h text:style-name="Heading_20_2" text:outline-level="2">Politica Skip</text:h>
      <text:p text:style-name="Text_20_body">Aggiungo alla classe del thread periodico un parametro intero <text:span text:style-name="T1">skipNumber</text:span><text:span text:style-name="T2"> che indica quante esecuzioni bisogna saltare. Un apposito deadlineMissedHandler (SkipPolicyHandler) nel suo handle event andrà ad incrementare questo parametro. Il thread, una volta iniziato il ciclo di esecuzione per prima cosa controlla se il parametro skipNumber è &gt;0, in tal caso al posto di fare l'esecuzione normale, non fa altro che calare tale valore di uno, con l'effetto di saltare un job che, con la politica di defalut, verrebbe accodato immediatamente dopo quello preced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5-10T17:22:54</dc:date>
    <dc:creator>Marco Nanni</dc:creator>
    <meta:editing-duration>PT4H3M15S</meta:editing-duration>
    <meta:editing-cycles>20</meta:editing-cycles>
    <meta:generator>OpenOffice.org/3.3$Solaris_x86 OpenOffice.org_project/330m20$Build-9567</meta:generator>
    <meta:document-statistic meta:table-count="0" meta:image-count="0" meta:object-count="0" meta:page-count="3" meta:paragraph-count="36" meta:word-count="890" meta:character-count="5684"/>
  </office:meta>
</office:document-meta>
</file>